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1133b4" officeooo:paragraph-rsid="001133b4"/>
    </style:style>
    <style:style style:name="P2" style:family="paragraph" style:parent-style-name="Heading_20_3">
      <style:text-properties officeooo:rsid="001133b4" officeooo:paragraph-rsid="001133b4"/>
    </style:style>
    <style:style style:name="P3" style:family="paragraph" style:parent-style-name="Preformatted_20_Text">
      <style:text-properties officeooo:rsid="001133b4" officeooo:paragraph-rsid="001133b4"/>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text-properties officeooo:rsid="001133b4" officeooo:paragraph-rsid="001133b4"/>
    </style:style>
    <style:style style:name="P6" style:family="paragraph" style:parent-style-name="Heading_20_2">
      <style:text-properties officeooo:rsid="001133b4" officeooo:paragraph-rsid="001133b4"/>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using-generators"/>Using Generators</text:h>
      <text:p text:style-name="Text_20_body">Introduced with <text:a xlink:type="simple" xlink:href="https://www.python.org/dev/peps/pep-0255" text:style-name="Internet_20_link" text:visited-style-name="Visited_20_Internet_20_Link">PEP 255</text:a>, <text:span text:style-name="Strong_20_Emphasis">generator functions</text:span> are a special kind of function that return a <text:a xlink:type="simple" xlink:href="https://en.wikipedia.org/wiki/Lazy_evaluation" text:style-name="Internet_20_link" text:visited-style-name="Visited_20_Internet_20_Link">lazy iterator</text:a>. These are objects that you can loop over like a list. However, unlike lists, lazy iterators do not store their contents in memory.</text:p>
      <text:p text:style-name="Preformatted_20_Text"/>
      <text:p text:style-name="Preformatted_20_Text">You can also define a <text:span text:style-name="Strong_20_Emphasis">generator expression</text:span> (also called a <text:span text:style-name="Strong_20_Emphasis">generator comprehension</text:span>), which has a very similar syntax to <text:a xlink:type="simple" xlink:href="https://realpython.com/courses/using-list-comprehensions-effectively/" text:style-name="Internet_20_link" text:visited-style-name="Visited_20_Internet_20_Link">list comprehensions</text:a>. In this way, you can use the generator without calling a function:</text:p>
      <text:p text:style-name="Preformatted_20_Text"/>
      <text:p text:style-name="P4"><text:span text:style-name="Source_20_Text">csv_gen = (row for row in open(file_name))</text:span></text:p>
      <text:p text:style-name="Text_20_body">This is a more succinct way to create the list <text:span text:style-name="Source_20_Text">csv_gen</text:span>. You’ll learn more about the Python yield statement soon. For now, just remember this key difference:</text:p>
      <text:list xml:id="list3260225604" text:style-name="L1">
        <text:list-item>
          <text:p text:style-name="P9">Using <text:span text:style-name="Source_20_Text">yield</text:span> will result in a generator object. </text:p>
        </text:list-item>
        <text:list-item>
          <text:p text:style-name="P7">Using <text:span text:style-name="Source_20_Text">return</text:span> will result in the first line of the file <text:span text:style-name="Emphasis">only</text:span>. </text:p>
        </text:list-item>
      </text:list>
      <text:h text:style-name="Heading_20_2" text:outline-level="2"><text:bookmark text:name="understanding-generators"/>Understanding Generators</text:h>
      <text:p text:style-name="Text_20_body">So far, you’ve learned about the two primary ways of creating generators: by using generator functions and generator expressions. You might even have an intuitive understanding of how generators work. Let’s take a moment to make that knowledge a little more explicit.</text:p>
      <text:p text:style-name="Text_20_body">Generator functions look and act just like regular functions, but with one defining characteristic. Generator functions use the Python yield keyword instead of <text:span text:style-name="Source_20_Text">return</text:span>. Recall the generator function you wrote earlier:</text:p>
      <text:p text:style-name="Preformatted_20_Text"><text:span text:style-name="Source_20_Text">def infinite_sequence():</text:span></text:p>
      <text:p text:style-name="Preformatted_20_Text"><text:span text:style-name="Source_20_Text"><text:s text:c="4"/>num = 0</text:span></text:p>
      <text:p text:style-name="Preformatted_20_Text"><text:span text:style-name="Source_20_Text"><text:s text:c="4"/>while True:</text:span></text:p>
      <text:p text:style-name="Preformatted_20_Text"><text:span text:style-name="Source_20_Text"><text:s text:c="8"/>yield num</text:span></text:p>
      <text:p text:style-name="P4"><text:span text:style-name="Source_20_Text"><text:s text:c="8"/>num += 1</text:span></text:p>
      <text:p text:style-name="P5">This looks like a typical function definition, except for the Python yield statement and the code that follows it. <text:span text:style-name="Source_20_Text">yield</text:span> indicates where a value is sent back to the caller, but unlike <text:span text:style-name="Source_20_Text">return</text:span>, you don’t exit the function afterward.</text:p>
      <text:p text:style-name="Text_20_body">Instead, the <text:span text:style-name="Strong_20_Emphasis">state</text:span> of the function is remembered. That way, when <text:span text:style-name="Source_20_Text">next()</text:span> is called on a generator object (either explicitly or implicitly within a <text:span text:style-name="Source_20_Text">for</text:span> loop), the previously yielded variable <text:span text:style-name="Source_20_Text">num</text:span> is incremented, and then yielded again. Since generator functions look like other functions and act very similarly to them, you can assume that generator expressions are very similar to other comprehensions available in Python.</text:p>
      <text:p text:style-name="P3"/>
      <text:h text:style-name="P2" text:outline-level="3"><text:bookmark text:name="building-generators-with-generator-expressions"/>Building Generators With Generator Expressions</text:h>
      <text:p text:style-name="Text_20_body">Like list comprehensions, generator expressions allow you to quickly create a generator object in just a <text:soft-page-break/>few lines of code. They’re also useful in the same cases where list comprehensions are used, with an added benefit: you can create them without building and holding the entire object in memory before iteration. In other words, you’ll have no memory penalty when you use generator expressions. Take this example of squaring some numbers:</text:p>
      <text:p text:style-name="P3"><text:span text:style-name="Source_20_Text">&gt;&gt;&gt; nums_squared_lc = [num**2 for num in range(5)]</text:span></text:p>
      <text:p text:style-name="P4"><text:span text:style-name="Source_20_Text">&gt;&gt;&gt; nums_squared_gc = (num**2 for num in range(5))</text:span></text:p>
      <text:p text:style-name="P3">Both <text:span text:style-name="Source_20_Text">nums_squared_lc</text:span> and <text:span text:style-name="Source_20_Text">nums_squared_gc</text:span> look basically the same, but there’s one key difference. Can you spot it? Take a look at what happens when you inspect each of these objects:</text:p>
      <text:p text:style-name="P3"><text:span text:style-name="Source_20_Text">&gt;&gt;&gt; nums_squared_lc</text:span></text:p>
      <text:p text:style-name="Preformatted_20_Text"><text:span text:style-name="Source_20_Text">[0, 1, 4, 9, 16]</text:span></text:p>
      <text:p text:style-name="Preformatted_20_Text"><text:span text:style-name="Source_20_Text">&gt;&gt;&gt; nums_squared_gc</text:span></text:p>
      <text:p text:style-name="P4"><text:span text:style-name="Source_20_Text">&lt;generator object &lt;genexpr&gt; at 0x107fbbc78&gt;</text:span></text:p>
      <text:p text:style-name="P3">The first object used brackets to build a list, while the second created a generator expression by using parentheses. The output confirms that you’ve created a generator object and that it is distinct from a list.</text:p>
      <text:p text:style-name="P3"/>
      <text:h text:style-name="P2" text:outline-level="3"><text:bookmark text:name="profiling-generator-performance"/>Profiling Generator Performance</text:h>
      <text:p text:style-name="Text_20_body">You learned earlier that generators are a great way to optimize memory. While an infinite sequence generator is an extreme example of this optimization, let’s amp up the number squaring examples you just saw and inspect the size of the resulting objects. You can do this with a call to <text:span text:style-name="Source_20_Text">sys.getsizeof()</text:span>:</text:p>
      <text:p text:style-name="P3"/>
      <text:p text:style-name="P3"><text:span text:style-name="Source_20_Text">&gt;&gt;&gt; import sys</text:span></text:p>
      <text:p text:style-name="Preformatted_20_Text"><text:span text:style-name="Source_20_Text">&gt;&gt;&gt; nums_squared_lc = [i * 2 for i in range(10000)]</text:span></text:p>
      <text:p text:style-name="Preformatted_20_Text"><text:span text:style-name="Source_20_Text">&gt;&gt;&gt; sys.getsizeof(nums_squared_lc)</text:span></text:p>
      <text:p text:style-name="Preformatted_20_Text"><text:span text:style-name="Source_20_Text">87624</text:span></text:p>
      <text:p text:style-name="Preformatted_20_Text"><text:span text:style-name="Source_20_Text">&gt;&gt;&gt; nums_squared_gc = (i ** 2 for i in range(10000))</text:span></text:p>
      <text:p text:style-name="Preformatted_20_Text"><text:span text:style-name="Source_20_Text">&gt;&gt;&gt; print(sys.getsizeof(nums_squared_gc))</text:span></text:p>
      <text:p text:style-name="P4"><text:span text:style-name="Source_20_Text">120</text:span></text:p>
      <text:p text:style-name="P5">In this case, the list you get from the list comprehension is 87,624 bytes, while the generator object is only 120. This means that the list is over 700 times larger than the generator object!</text:p>
      <text:p text:style-name="Text_20_body">There is one thing to keep in mind, though. If the list is smaller than the running machine’s available memory, then list comprehensions can be <text:a xlink:type="simple" xlink:href="https://stackoverflow.com/questions/11964130/list-comprehension-vs-generator-expressions-weird-timeit-results/11964478#11964478" text:style-name="Internet_20_link" text:visited-style-name="Visited_20_Internet_20_Link">faster to evaluate</text:a> than the equivalent generator expression. To explore this, let’s sum across the results from the two comprehensions above. You can generate a readout with <text:span text:style-name="Source_20_Text">cProfile.run()</text:span>:</text:p>
      <text:p text:style-name="P3">Here, you can see that summing across all values in the list comprehension took about a third of the time as summing across the generator. If speed is an issue and memory isn’t, then a list comprehension is likely a better tool for the job.</text:p>
      <text:p text:style-name="P3"/>
      <text:h text:style-name="P1" text:outline-level="2"><text:bookmark text:name="understanding-the-python-yield-statement"/>Understanding the Python Yield Statement</text:h>
      <text:p text:style-name="Text_20_body">On the whole, <text:span text:style-name="Source_20_Text">yield</text:span> is a fairly simple statement. Its primary job is to control the flow of a generator function in a way that’s similar to <text:span text:style-name="Source_20_Text">return</text:span> statements. As briefly mentioned above, though, the Python <text:soft-page-break/>yield statement has a few tricks up its sleeve.</text:p>
      <text:p text:style-name="Text_20_body">When you call a generator function or use a generator expression, you return a special iterator called a generator. You can assign this generator to a variable in order to use it. When you call special methods on the generator, such as <text:span text:style-name="Source_20_Text">next()</text:span>, the code within the function is executed up to <text:span text:style-name="Source_20_Text">yield</text:span>.</text:p>
      <text:p text:style-name="Text_20_body">When the Python yield statement is hit, the program suspends function execution and returns the yielded value to the caller. (In contrast, <text:span text:style-name="Source_20_Text">return</text:span> stops function execution completely.) When a function is suspended, the state of that function is saved. This includes any variable bindings local to the generator, the instruction pointer, the internal stack, and any exception handling.</text:p>
      <text:p text:style-name="Text_20_body">This allows you to resume function execution whenever you call one of the generator’s methods. In this way, all function evaluation picks back up right after <text:span text:style-name="Source_20_Text">yield</text:span>. You can see this in action by using multiple Python yield statements:</text:p>
      <text:h text:style-name="P1" text:outline-level="2"><text:bookmark text:name="using-advanced-generator-methods"/>Using Advanced Generator Methods</text:h>
      <text:p text:style-name="Text_20_body">You’ve seen the most common uses and constructions of generators, but there are a few more tricks to cover. In addition to <text:span text:style-name="Source_20_Text">yield</text:span>, generator objects can make use of the following methods:</text:p>
      <text:list xml:id="list366611995" text:style-name="L2">
        <text:list-item>
          <text:p text:style-name="P10"><text:span text:style-name="Source_20_Text">.send()</text:span> </text:p>
        </text:list-item>
        <text:list-item>
          <text:p text:style-name="P10"><text:span text:style-name="Source_20_Text">.throw()</text:span> </text:p>
        </text:list-item>
        <text:list-item>
          <text:p text:style-name="P8"><text:span text:style-name="Source_20_Text">.close()</text:span> </text:p>
        </text:list-item>
      </text:list>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3T12:13:37.398875773</dc:date>
    <meta:editing-duration>PT8M14S</meta:editing-duration>
    <meta:editing-cycles>3</meta:editing-cycles>
    <meta:generator>LibreOffice/6.3.5.2$Linux_X86_64 LibreOffice_project/30$Build-2</meta:generator>
    <meta:document-statistic meta:table-count="0" meta:image-count="0" meta:object-count="0" meta:page-count="3" meta:paragraph-count="49" meta:word-count="952" meta:character-count="5836" meta:non-whitespace-character-count="4909"/>
  </office:meta>
</office:document-meta>
</file>